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-BoldMT" svg:font-family="Arial-BoldMT"/>
    <style:font-face style:name="LMRoman10-Regular" svg:font-family="LMRoman10-Regular"/>
    <style:font-face style:name="Lohit Hindi1" svg:font-family="'Lohit Hindi'"/>
    <style:font-face style:name="OpenSymbol" svg:font-family="OpenSymbol"/>
    <style:font-face style:name="Wingdings-Regular" svg:font-family="Wingdings-Regular"/>
    <style:font-face style:name="ArialMT" svg:font-family="ArialMT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8.096cm" fo:margin-left="-0.071cm" fo:margin-right="-0.023cm" table:align="margins"/>
    </style:style>
    <style:style style:name="Tableau1.A" style:family="table-column">
      <style:table-column-properties style:column-width="2.646cm" style:rel-column-width="9582*"/>
    </style:style>
    <style:style style:name="Tableau1.B" style:family="table-column">
      <style:table-column-properties style:column-width="15.45cm" style:rel-column-width="55953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3.201cm"/>
    </style:style>
    <style:style style:name="Tableau2.B" style:family="table-column">
      <style:table-column-properties style:column-width="14.79cm"/>
    </style:style>
    <style:style style:name="Tableau2.A1" style:family="table-cell">
      <style:table-cell-properties fo:padding="0.097cm" fo:border="none"/>
    </style:style>
    <style:style style:name="P1" style:family="paragraph" style:parent-style-name="Footnote">
      <style:text-properties officeooo:rsid="000a8f77" officeooo:paragraph-rsid="000a8f77"/>
    </style:style>
    <style:style style:name="P2" style:family="paragraph" style:parent-style-name="Footnote">
      <style:text-properties officeooo:paragraph-rsid="0018e5b2"/>
    </style:style>
    <style:style style:name="P3" style:family="paragraph" style:parent-style-name="Title">
      <style:text-properties officeooo:rsid="000a8f77" officeooo:paragraph-rsid="000a8f77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Liberation Sans1" fo:font-size="12pt" officeooo:paragraph-rsid="000a8f77" style:font-name-asian="ArialMT" style:font-size-asian="12pt" style:font-name-complex="Arial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Liberation Sans1" fo:font-size="12pt" officeooo:paragraph-rsid="0010ad42" style:font-name-asian="ArialMT" style:font-size-asian="12pt" style:font-name-complex="ArialMT" style:font-size-complex="12pt"/>
    </style:style>
    <style:style style:name="P6" style:family="paragraph" style:parent-style-name="Standard">
      <style:paragraph-properties style:text-autospace="none"/>
      <style:text-properties fo:color="#000000" style:font-name="Liberation Sans1" fo:font-size="12pt" officeooo:paragraph-rsid="000a8f77" style:font-name-asian="ArialMT" style:font-size-asian="12pt" style:font-name-complex="ArialMT" style:font-size-complex="12pt"/>
    </style:style>
    <style:style style:name="P7" style:family="paragraph" style:parent-style-name="Standard">
      <style:paragraph-properties style:text-autospace="none"/>
      <style:text-properties fo:color="#000000" style:font-name="Liberation Sans1" fo:font-size="12pt" officeooo:rsid="000e1f10" officeooo:paragraph-rsid="000a8f77" style:font-name-asian="ArialMT" style:font-size-asian="12pt" style:font-name-complex="ArialMT" style:font-size-complex="12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Liberation Sans1" fo:font-size="12pt" fo:font-weight="normal" officeooo:paragraph-rsid="000a8f77" style:font-name-asian="Arial-BoldMT" style:font-size-asian="12pt" style:font-weight-asian="normal" style:font-name-complex="Arial-BoldMT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Liberation Sans1" fo:font-size="12pt" officeooo:rsid="000e1f10" officeooo:paragraph-rsid="000a8f77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Liberation Sans1" fo:font-size="10pt" fo:font-weight="normal" officeooo:paragraph-rsid="000a8f77" style:font-name-asian="Arial-BoldMT" style:font-size-asian="10pt" style:font-weight-asian="normal" style:font-name-complex="Arial-BoldMT" style:font-size-complex="10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Liberation Sans1" fo:font-size="10pt" officeooo:paragraph-rsid="000a8f77" style:font-name-asian="Arial-BoldMT" style:font-size-asian="10pt" style:font-name-complex="Arial-BoldMT" style:font-size-complex="10pt"/>
    </style:style>
    <style:style style:name="P1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 style:text-autospace="none"/>
      <style:text-properties fo:color="#000000" style:font-name="Liberation Sans1" fo:font-size="10pt" officeooo:paragraph-rsid="000a8f77" style:font-name-asian="Arial-BoldMT" style:font-size-asian="10pt" style:font-name-complex="Arial-BoldMT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Liberation Sans1" fo:font-size="10pt" officeooo:paragraph-rsid="0010ad42" style:font-name-asian="Arial-BoldMT" style:font-size-asian="10pt" style:font-name-complex="Arial-BoldMT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Liberation Sans1" fo:font-size="24pt" fo:font-weight="bold" officeooo:paragraph-rsid="000a8f77" style:font-name-asian="Verdana" style:font-size-asian="21pt" style:font-weight-asian="bold" style:font-name-complex="Verdana" style:font-size-complex="24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Liberation Sans1" fo:font-size="13pt" fo:font-weight="bold" officeooo:paragraph-rsid="000a8f77" style:font-name-asian="Verdana" style:font-size-asian="13pt" style:font-weight-asian="bold" style:font-name-complex="Verdana" style:font-size-complex="13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339bff" style:font-name="Liberation Sans1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17" style:family="paragraph" style:parent-style-name="Standard">
      <style:text-properties officeooo:paragraph-rsid="000a8f77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99ff" style:font-name="Liberation Sans1" fo:font-size="12pt" officeooo:paragraph-rsid="0010ad42" style:font-name-asian="ArialMT" style:font-size-asian="12pt" style:font-name-complex="ArialMT" style:font-size-complex="12pt"/>
    </style:style>
    <style:style style:name="P19" style:family="paragraph" style:parent-style-name="Standard">
      <style:paragraph-properties fo:text-align="start" style:justify-single-word="false" style:text-autospace="none"/>
      <style:text-properties officeooo:paragraph-rsid="000a8f77"/>
    </style:style>
    <style:style style:name="P20" style:family="paragraph" style:parent-style-name="Standard">
      <style:paragraph-properties fo:text-align="start" style:justify-single-word="false" style:text-autospace="none"/>
      <style:text-properties fo:color="#548ed5" style:font-name="Liberation Sans1" fo:font-size="16pt" fo:font-weight="bold" officeooo:paragraph-rsid="000a8f77" style:font-name-asian="Arial-BoldMT" style:font-size-asian="14pt" style:font-weight-asian="bold" style:font-name-complex="Arial-BoldMT" style:font-size-complex="16pt" style:font-weight-complex="bold"/>
    </style:style>
    <style:style style:name="P21" style:family="paragraph" style:parent-style-name="Standard">
      <style:text-properties fo:color="#000084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84" style:font-name="Liberation Sans1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84" style:font-name="Liberation Sans1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84" fo:font-size="12pt" officeooo:paragraph-rsid="000a8f77" style:font-size-asian="12pt" style:font-size-complex="12pt"/>
    </style:style>
    <style:style style:name="P25" style:family="paragraph" style:parent-style-name="Standard">
      <style:paragraph-properties fo:text-align="justify" style:justify-single-word="false" style:text-autospace="none"/>
      <style:text-properties fo:font-size="12pt" officeooo:paragraph-rsid="000a8f77" style:font-size-asian="12pt" style:font-size-complex="12pt"/>
    </style:style>
    <style:style style:name="P26" style:family="paragraph" style:parent-style-name="Standard">
      <style:paragraph-properties fo:text-align="justify" style:justify-single-word="false" style:shadow="none" style:text-autospace="none"/>
      <style:text-properties fo:color="#000000" style:font-name="Liberation Sans1" fo:font-size="12pt" officeooo:paragraph-rsid="003d1b86" style:font-name-asian="Verdana" style:font-size-asian="12pt" style:font-name-complex="Verdana" style:font-size-complex="12pt"/>
    </style:style>
    <style:style style:name="P2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style:shadow="none" style:text-autospace="none"/>
      <style:text-properties fo:color="#000000" style:font-name="Liberation Sans1" fo:font-size="12pt" officeooo:paragraph-rsid="000a8f77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text-align="justify" style:justify-single-word="false" style:shadow="none" style:text-autospace="none"/>
      <style:text-properties fo:color="#339bff" style:font-name="Liberation Sans1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29" style:family="paragraph" style:parent-style-name="Standard">
      <style:paragraph-properties fo:text-align="justify" style:justify-single-word="false" style:shadow="none" style:text-autospace="none"/>
      <style:text-properties fo:color="#000084" style:font-name="Liberation Sans1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30" style:family="paragraph" style:parent-style-name="Standard">
      <style:paragraph-properties fo:text-align="start" style:justify-single-word="false" fo:break-before="page" style:text-autospace="none"/>
      <style:text-properties fo:color="#000000" style:font-name="Liberation Sans1" fo:font-size="13pt" fo:font-weight="bold" officeooo:paragraph-rsid="000a8f77" style:font-name-asian="Verdana" style:font-size-asian="13pt" style:font-weight-asian="bold" style:font-name-complex="Verdana" style:font-size-complex="13pt" style:font-weight-complex="bold"/>
    </style:style>
    <style:style style:name="P31" style:family="paragraph" style:parent-style-name="Standard">
      <style:paragraph-properties fo:break-before="page"/>
      <style:text-properties fo:language="zxx" fo:country="none"/>
    </style:style>
    <style:style style:name="P32" style:family="paragraph" style:parent-style-name="Standard">
      <loext:graphic-properties draw:fill="none" draw:fill-color="#ffffff" draw:opacity="100%"/>
      <style:paragraph-properties fo:margin-left="0cm" fo:margin-right="0cm" fo:text-align="center" style:justify-single-word="false" fo:text-indent="0cm" style:auto-text-indent="false" fo:break-before="page" fo:background-color="transparent" style:text-autospace="none"/>
      <style:text-properties fo:color="#548ed5" style:font-name="Liberation Sans1" fo:font-size="16pt" fo:font-weight="bold" officeooo:paragraph-rsid="0047cdd2" style:font-name-asian="Arial-BoldMT" style:font-size-asian="14pt" style:font-weight-asian="bold" style:font-name-complex="Arial-BoldMT" style:font-size-complex="16pt" style:font-weight-complex="bold"/>
    </style:style>
    <style:style style:name="P33" style:family="paragraph" style:parent-style-name="Text_20_body">
      <style:text-properties fo:color="#000084"/>
    </style:style>
    <style:style style:name="P34" style:family="paragraph" style:parent-style-name="Text_20_body">
      <style:text-properties fo:color="#000084" style:font-name="Liberation Sans1" fo:font-size="12pt" fo:language="zxx" fo:country="none" fo:font-style="normal" officeooo:rsid="00372a50" officeooo:paragraph-rsid="00372a50" style:font-name-asian="Verdana" style:font-size-asian="12pt" style:font-style-asian="normal" style:font-name-complex="Verdana" style:font-size-complex="12pt" style:font-style-complex="normal"/>
    </style:style>
    <style:style style:name="P35" style:family="paragraph" style:parent-style-name="Text_20_body">
      <style:text-properties fo:color="#000084" fo:font-size="10pt" style:font-size-asian="8.75pt" style:font-size-complex="10pt"/>
    </style:style>
    <style:style style:name="P36" style:family="paragraph" style:parent-style-name="Text_20_body">
      <style:text-properties fo:font-size="13pt" style:font-size-asian="11.3500003814697pt" style:font-size-complex="13pt"/>
    </style:style>
    <style:style style:name="P37" style:family="paragraph" style:parent-style-name="Quotations">
      <style:text-properties fo:font-weight="bold" officeooo:rsid="000a8f77" officeooo:paragraph-rsid="000a8f77" style:font-weight-asian="bold" style:font-weight-complex="bold"/>
    </style:style>
    <style:style style:name="P38" style:family="paragraph" style:parent-style-name="Quotations">
      <style:text-properties officeooo:paragraph-rsid="006ed8c6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6cm" loext:contextual-spacing="false"/>
    </style:style>
    <style:style style:name="P40" style:family="paragraph" style:parent-style-name="Text_20_body">
      <loext:graphic-properties draw:fill-gradient-name="gradient" draw:fill-hatch-name="hatch"/>
      <style:paragraph-properties fo:margin-top="0cm" fo:margin-bottom="0.254cm" loext:contextual-spacing="false"/>
      <style:text-properties officeooo:paragraph-rsid="00372a50"/>
    </style:style>
    <style:style style:name="P41" style:family="paragraph" style:parent-style-name="Text_20_body">
      <loext:graphic-properties draw:fill-gradient-name="gradient" draw:fill-hatch-name="hatch"/>
      <style:paragraph-properties fo:margin-top="0cm" fo:margin-bottom="0.418cm" loext:contextual-spacing="false"/>
      <style:text-properties officeooo:paragraph-rsid="00372a50"/>
    </style:style>
    <style:style style:name="P42" style:family="paragraph" style:parent-style-name="Heading_20_1">
      <style:text-properties officeooo:rsid="000a8f77" officeooo:paragraph-rsid="000a8f77"/>
    </style:style>
    <style:style style:name="P43" style:family="paragraph" style:parent-style-name="Heading_20_2">
      <style:text-properties fo:font-size="15pt" style:font-size-asian="15pt" style:font-size-complex="15pt"/>
    </style:style>
    <style:style style:name="P44" style:family="paragraph" style:parent-style-name="Quotations" style:list-style-name="L1"/>
    <style:style style:name="P45" style:family="paragraph" style:parent-style-name="Quotations" style:list-style-name="L2"/>
    <style:style style:name="P46" style:family="paragraph" style:parent-style-name="Standard" style:list-style-name="L2"/>
    <style:style style:name="P47" style:family="paragraph" style:parent-style-name="Standard">
      <style:text-properties officeooo:rsid="007c587c" officeooo:paragraph-rsid="007c587c"/>
    </style:style>
    <style:style style:name="P48" style:family="paragraph" style:parent-style-name="Standard">
      <style:paragraph-properties fo:text-align="start" style:justify-single-word="false" style:text-autospace="none"/>
      <style:text-properties officeooo:paragraph-rsid="006de380"/>
    </style:style>
    <style:style style:name="P49" style:family="paragraph" style:parent-style-name="Standard">
      <style:text-properties officeooo:rsid="00807afc" officeooo:paragraph-rsid="00807afc"/>
    </style:style>
    <style:style style:name="P50" style:family="paragraph" style:parent-style-name="Standard" style:list-style-name="L3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fo:color="#000000" style:font-name="Liberation Sans1" fo:font-size="12pt" fo:font-style="normal" fo:font-weight="normal" officeooo:paragraph-rsid="000a8f77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51" style:family="paragraph" style:parent-style-name="Standard" style:list-style-name="L4">
      <style:paragraph-properties fo:margin-left="1.251cm" fo:margin-right="0cm" fo:text-align="justify" style:justify-single-word="false" fo:text-indent="-0.635cm" style:auto-text-indent="false" style:text-autospace="none"/>
      <style:text-properties fo:color="#000000" style:font-name="Liberation Sans1" fo:font-size="12pt" fo:font-style="normal" style:text-underline-style="none" fo:font-weight="normal" officeooo:paragraph-rsid="003b5c08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52" style:family="paragraph" style:parent-style-name="Text_20_body" style:list-style-name="L1">
      <style:text-properties fo:color="#000000"/>
    </style:style>
    <style:style style:name="P53" style:family="paragraph" style:parent-style-name="Text_20_body" style:list-style-name="L2"/>
    <style:style style:name="P54" style:family="paragraph" style:parent-style-name="Text_20_body" style:list-style-name="L3">
      <loext:graphic-properties draw:fill="none"/>
      <style:paragraph-properties fo:margin-left="1.101cm" fo:margin-right="0cm" fo:margin-top="0cm" fo:margin-bottom="0.199cm" loext:contextual-spacing="false" fo:text-align="justify" style:justify-single-word="false" fo:text-indent="-0.4cm" style:auto-text-indent="false" fo:background-color="transparent">
        <style:tab-stops>
          <style:tab-stop style:position="-0.631cm"/>
        </style:tab-stops>
      </style:paragraph-properties>
    </style:style>
    <style:style style:name="P55" style:family="paragraph" style:parent-style-name="Text_20_body" style:list-style-name="L4">
      <loext:graphic-properties draw:fill="none"/>
      <style:paragraph-properties fo:margin-left="1.101cm" fo:margin-right="0cm" fo:margin-top="0cm" fo:margin-bottom="0.101cm" loext:contextual-spacing="false" fo:text-align="justify" style:justify-single-word="false" fo:text-indent="-0.499cm" style:auto-text-indent="false" fo:background-color="transparent"/>
      <style:text-properties fo:language="zxx" fo:country="none" fo:font-weight="normal" officeooo:rsid="002e9503" officeooo:paragraph-rsid="003b5c08" style:font-weight-asian="normal" style:font-weight-complex="normal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8" style:family="paragraph">
      <style:paragraph-properties fo:margin-left="0.4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1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bold" style:font-name-complex="Lohit Hind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1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bold" style:font-name-complex="Lohit Hind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0" style:family="paragraph">
      <loext:graphic-properties draw:fill-color="#000084"/>
      <style:paragraph-properties fo:margin-left="0.4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1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bold" style:font-name-complex="Lohit Hind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1" style:family="paragraph">
      <loext:graphic-properties draw:fill-color="#000084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1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bold" style:font-name-complex="Lohit Hind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2pt" style:font-name-asian="ArialMT" style:font-size-asian="12pt" style:font-name-complex="ArialMT" style:font-size-complex="12pt"/>
    </style:style>
    <style:style style:name="T2" style:family="text">
      <style:text-properties fo:font-size="12pt" officeooo:rsid="003f5c25" style:font-name-asian="ArialMT" style:font-size-asian="12pt" style:font-name-complex="ArialM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zxx" fo:country="none" fo:font-style="normal" style:font-size-asian="12pt" style:font-style-asian="normal" style:font-size-complex="12pt" style:font-style-complex="normal"/>
    </style:style>
    <style:style style:name="T5" style:family="text">
      <style:text-properties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6" style:family="text">
      <style:text-properties fo:font-size="7pt" style:font-name-asian="ArialMT" style:font-size-asian="7pt" style:font-name-complex="ArialMT" style:font-size-complex="7pt"/>
    </style:style>
    <style:style style:name="T7" style:family="text">
      <style:text-properties fo:color="#000000"/>
    </style:style>
    <style:style style:name="T8" style:family="text">
      <style:text-properties fo:color="#000000" fo:language="zxx" fo:country="none" style:font-name-asian="LMRoman10-Regular" style:font-name-complex="LMRoman10-Regular"/>
    </style:style>
    <style:style style:name="T9" style:family="text">
      <style:text-properties fo:color="#000000" fo:language="zxx" fo:country="none" officeooo:rsid="006ed8c6" style:font-name-asian="LMRoman10-Regular" style:font-name-complex="LMRoman10-Regular"/>
    </style:style>
    <style:style style:name="T10" style:family="text">
      <style:text-properties fo:color="#000000" fo:language="zxx" fo:country="none" officeooo:rsid="0070771d" style:font-name-asian="LMRoman10-Regular" style:font-name-complex="LMRoman10-Regular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text-underline-style="none" fo:font-weight="normal" style:font-weight-asian="normal" style:font-weight-complex="normal"/>
    </style:style>
    <style:style style:name="T13" style:family="text">
      <style:text-properties fo:color="#000000" style:text-underline-style="none" fo:font-weight="normal" officeooo:rsid="000a8f77" style:font-weight-asian="normal" style:font-weight-complex="normal"/>
    </style:style>
    <style:style style:name="T14" style:family="text">
      <style:text-properties fo:color="#000000" fo:font-size="12pt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15" style:family="text">
      <style:text-properties fo:color="#000000" fo:font-size="12pt" fo:language="zxx" fo:country="none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16" style:family="text">
      <style:text-properties fo:color="#000000"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Liberation Sans1" fo:font-size="12pt" fo:font-style="normal" style:font-size-asian="12pt" style:font-style-asian="normal" style:font-size-complex="12pt" style:font-style-complex="normal"/>
    </style:style>
    <style:style style:name="T18" style:family="text">
      <style:text-properties fo:color="#000000" style:font-name="Liberation Sans1"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000000" style:font-name="Liberation Sans1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20" style:family="text">
      <style:text-properties fo:color="#000000" style:font-name="Liberation Sans1" fo:font-size="12pt" fo:language="zxx" fo:country="none" fo:font-style="normal" officeooo:rsid="000a8f77" style:font-name-asian="Wingdings" style:font-size-asian="12pt" style:font-style-asian="normal" style:font-name-complex="Wingdings" style:font-size-complex="12pt" style:font-style-complex="normal"/>
    </style:style>
    <style:style style:name="T21" style:family="text">
      <style:text-properties fo:color="#000000" style:font-name="Liberation Sans1" fo:font-size="12pt" fo:language="zxx" fo:country="none" fo:font-style="normal" fo:font-weight="normal" officeooo:rsid="000a8f77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2" style:family="text">
      <style:text-properties fo:color="#000000" style:font-name="Liberation Sans1" fo:font-size="12pt" fo:language="zxx" fo:country="none" fo:font-style="normal" fo:font-weight="normal" officeooo:rsid="00124998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3" style:family="text">
      <style:text-properties fo:color="#000000" style:font-name="Liberation Sans1" fo:font-size="12pt" fo:language="zxx" fo:country="none" fo:font-style="normal" fo:font-weight="normal" officeooo:rsid="000f36d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4" style:family="text">
      <style:text-properties fo:color="#000000" style:font-name="Liberation Sans1" fo:font-size="12pt" fo:language="zxx" fo:country="none" fo:font-style="normal" fo:font-weight="normal" officeooo:rsid="000ba5e5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5" style:family="text">
      <style:text-properties fo:color="#000000" style:font-name="Liberation Sans1" fo:font-size="12pt" fo:language="zxx" fo:country="none" fo:font-style="normal" fo:font-weight="normal" officeooo:rsid="002c48f2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6" style:family="text">
      <style:text-properties fo:color="#000000" style:font-name="Liberation Sans1" fo:font-size="12pt" officeooo:rsid="006de380" style:font-name-asian="ArialMT" style:font-size-asian="12pt" style:font-name-complex="ArialMT" style:font-size-complex="12pt"/>
    </style:style>
    <style:style style:name="T27" style:family="text">
      <style:text-properties fo:color="#000000" style:font-name="Liberation Sans1"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28" style:family="text">
      <style:text-properties fo:color="#000000" style:font-name="Liberation Sans1"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9" style:family="text">
      <style:text-properties fo:color="#000000" style:font-name="Liberation Sans1" fo:font-style="italic" fo:font-weight="normal" style:font-name-asian="Verdana" style:font-style-asian="italic" style:font-weight-asian="normal" style:font-name-complex="Verdana" style:font-style-complex="italic" style:font-weight-complex="normal"/>
    </style:style>
    <style:style style:name="T30" style:family="text">
      <style:text-properties fo:color="#000000" officeooo:rsid="001ebc3e"/>
    </style:style>
    <style:style style:name="T31" style:family="text">
      <style:text-properties fo:color="#000000" style:font-name="Liberation Sans" fo:font-weight="normal" officeooo:rsid="00595aae" style:font-name-asian="ArialMT" style:font-size-asian="10.5pt" style:font-name-complex="ArialMT"/>
    </style:style>
    <style:style style:name="T32" style:family="text">
      <style:text-properties fo:color="#000000" style:font-name="Liberation Sans" fo:font-weight="bold" officeooo:rsid="005bdccb" style:font-size-asian="10.5pt" style:font-weight-asian="bold" style:font-weight-complex="bold"/>
    </style:style>
    <style:style style:name="T33" style:family="text">
      <style:text-properties fo:color="#000000" style:font-name="Liberation Sans" fo:language="zxx" fo:country="none" fo:font-weight="normal" officeooo:rsid="0072148f" style:font-name-asian="LMRoman10-Regular" style:font-size-asian="10.5pt" style:font-name-complex="LMRoman10-Regular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965ab" style:font-weight-asian="bold" style:font-weight-complex="bold"/>
    </style:style>
    <style:style style:name="T36" style:family="text">
      <style:text-properties fo:font-weight="bold" officeooo:rsid="002c48f2" style:font-weight-asian="bold" style:font-weight-complex="bold"/>
    </style:style>
    <style:style style:name="T37" style:family="text">
      <style:text-properties fo:font-weight="bold" officeooo:rsid="0035fce8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965ab" style:font-weight-asian="normal" style:font-weight-complex="normal"/>
    </style:style>
    <style:style style:name="T40" style:family="text">
      <style:text-properties fo:font-weight="normal" officeooo:rsid="003d1b86" style:font-weight-asian="normal" style:font-weight-complex="normal"/>
    </style:style>
    <style:style style:name="T41" style:family="text">
      <style:text-properties fo:font-weight="normal" officeooo:rsid="00420188" style:font-weight-asian="normal" style:font-weight-complex="normal"/>
    </style:style>
    <style:style style:name="T42" style:family="text">
      <style:text-properties officeooo:rsid="000a8f77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fo:font-size="13pt" officeooo:rsid="000a8f77" style:font-size-asian="13pt" style:font-size-complex="13pt"/>
    </style:style>
    <style:style style:name="T45" style:family="text">
      <style:text-properties style:font-name-asian="Wingdings-Regular" style:font-name-complex="Wingdings-Regular"/>
    </style:style>
    <style:style style:name="T46" style:family="text">
      <style:text-properties officeooo:rsid="00246f28" style:font-name-asian="Wingdings-Regular" style:font-name-complex="Wingdings-Regular"/>
    </style:style>
    <style:style style:name="T47" style:family="text">
      <style:text-properties officeooo:rsid="003d6305" style:font-name-asian="Wingdings-Regular" style:font-name-complex="Wingdings-Regular"/>
    </style:style>
    <style:style style:name="T48" style:family="text">
      <style:text-properties officeooo:rsid="003e1870" style:font-name-asian="Wingdings-Regular" style:font-name-complex="Wingdings-Regular"/>
    </style:style>
    <style:style style:name="T49" style:family="text">
      <style:text-properties style:font-name-asian="ArialMT" style:font-name-complex="ArialMT"/>
    </style:style>
    <style:style style:name="T50" style:family="text">
      <style:text-properties fo:language="zxx" fo:country="none"/>
    </style:style>
    <style:style style:name="T51" style:family="text">
      <style:text-properties fo:language="zxx" fo:country="none" fo:font-style="normal" style:font-name-asian="Lucida Sans Unicode" style:font-style-asian="normal" style:font-name-complex="Mangal" style:font-style-complex="normal"/>
    </style:style>
    <style:style style:name="T52" style:family="text">
      <style:text-properties fo:language="zxx" fo:country="none" fo:font-weight="bold" style:font-weight-asian="bold" style:font-weight-complex="bold"/>
    </style:style>
    <style:style style:name="T53" style:family="text">
      <style:text-properties fo:language="zxx" fo:country="none" fo:font-weight="bold" officeooo:rsid="002e9503" style:font-weight-asian="bold" style:font-weight-complex="bold"/>
    </style:style>
    <style:style style:name="T54" style:family="text">
      <style:text-properties fo:language="zxx" fo:country="none" fo:font-weight="bold" officeooo:rsid="003b5c08" style:font-weight-asian="bold" style:font-weight-complex="bold"/>
    </style:style>
    <style:style style:name="T55" style:family="text">
      <style:text-properties fo:language="zxx" fo:country="none" officeooo:rsid="007f0ab5"/>
    </style:style>
    <style:style style:name="T56" style:family="text">
      <style:text-properties fo:language="zxx" fo:country="none" officeooo:rsid="00807afc"/>
    </style:style>
    <style:style style:name="T57" style:family="text">
      <style:text-properties fo:font-variant="normal" fo:text-transform="none" fo:color="#339bff" style:font-name="Liberation Sans1" fo:font-size="12pt" fo:letter-spacing="normal" fo:language="zxx" fo:country="none" fo:font-style="normal" fo:font-weight="normal" style:font-name-asian="Tahoma" style:font-size-asian="12pt" style:font-style-asian="normal" style:font-name-complex="Verdana" style:font-size-complex="12pt" style:font-style-complex="normal"/>
    </style:style>
    <style:style style:name="T58" style:family="text">
      <style:text-properties fo:font-variant="normal" fo:text-transform="none" fo:color="#000000" style:font-name="Liberation Sans1" fo:font-size="12pt" fo:letter-spacing="normal" fo:language="zxx" fo:country="none" fo:font-style="normal" fo:font-weight="normal" style:font-name-asian="Tahoma" style:font-size-asian="12pt" style:font-style-asian="normal" style:font-name-complex="Verdana" style:font-size-complex="12pt" style:font-style-complex="normal"/>
    </style:style>
    <style:style style:name="T59" style:family="text">
      <style:text-properties fo:font-variant="normal" fo:text-transform="none" fo:color="#000000" style:font-name="Liberation Sans1" fo:font-size="12pt" fo:letter-spacing="normal" fo:language="zxx" fo:country="none" fo:font-style="normal" fo:font-weight="normal" officeooo:rsid="006ed8c6" style:font-name-asian="LMRoman10-Regular" style:font-size-asian="12pt" style:font-style-asian="normal" style:font-name-complex="Verdana" style:font-size-complex="12pt" style:font-style-complex="normal"/>
    </style:style>
    <style:style style:name="T60" style:family="text">
      <style:text-properties fo:font-variant="normal" fo:text-transform="none" fo:color="#000000" style:font-name="Liberation Sans1" fo:font-size="12pt" fo:letter-spacing="normal" fo:font-style="normal" fo:font-weight="bold" style:font-name-asian="Tahoma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font-variant="normal" fo:text-transform="none" fo:color="#000084" style:font-name="Liberation Sans1" fo:font-size="12pt" fo:letter-spacing="normal" fo:language="zxx" fo:country="none" fo:font-style="normal" fo:font-weight="normal" style:font-name-asian="LMRoman10-Regular" style:font-size-asian="12pt" style:font-style-asian="normal" style:font-name-complex="Verdana" style:font-size-complex="12pt" style:font-style-complex="normal"/>
    </style:style>
    <style:style style:name="T62" style:family="text">
      <style:text-properties fo:font-variant="normal" fo:text-transform="none" fo:color="#000084" style:font-name="Liberation Sans1" fo:font-size="12pt" fo:letter-spacing="normal" fo:language="zxx" fo:country="none" fo:font-style="normal" fo:font-weight="normal" officeooo:rsid="006ed8c6" style:font-name-asian="LMRoman10-Regular" style:font-size-asian="12pt" style:font-style-asian="normal" style:font-name-complex="Verdana" style:font-size-complex="12pt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style:font-name="Liberation Sans1" fo:font-style="normal" style:font-name-asian="Verdana" style:font-style-asian="normal" style:font-name-complex="Verdana" style:font-style-complex="normal"/>
    </style:style>
    <style:style style:name="T66" style:family="text">
      <style:text-properties style:font-name="Liberation Sans1" fo:font-style="normal" officeooo:rsid="003064d5" style:font-name-asian="Verdana" style:font-style-asian="normal" style:font-name-complex="Verdana" style:font-style-complex="normal"/>
    </style:style>
    <style:style style:name="T67" style:family="text">
      <style:text-properties style:font-name="Symbol" fo:language="zxx" fo:country="none" fo:font-style="normal" officeooo:rsid="000a8f77" style:font-name-asian="Wingdings" style:font-style-asian="normal" style:font-name-complex="Wingdings" style:font-style-complex="normal"/>
    </style:style>
    <style:style style:name="T68" style:family="text">
      <style:text-properties officeooo:rsid="001cca0e"/>
    </style:style>
    <style:style style:name="T69" style:family="text">
      <style:text-properties fo:color="#3399ff" fo:language="zxx" fo:country="none" fo:font-weight="bold" officeooo:rsid="001cca0e" style:font-weight-asian="bold" style:font-weight-complex="bold"/>
    </style:style>
    <style:style style:name="T70" style:family="text">
      <style:text-properties style:text-underline-style="none" fo:font-weight="bold" style:font-name-asian="ArialMT" style:font-weight-asian="bold" style:font-name-complex="ArialMT" style:font-weight-complex="bold"/>
    </style:style>
    <style:style style:name="T71" style:family="text">
      <style:text-properties style:text-underline-style="none" fo:font-weight="normal" style:font-name-asian="ArialMT" style:font-weight-asian="normal" style:font-name-complex="ArialMT" style:font-weight-complex="normal"/>
    </style:style>
    <style:style style:name="T72" style:family="text">
      <style:text-properties officeooo:rsid="003064d5"/>
    </style:style>
    <style:style style:name="T73" style:family="text">
      <style:text-properties fo:color="#6666ff" fo:language="zxx" fo:country="none"/>
    </style:style>
    <style:style style:name="T74" style:family="text">
      <style:text-properties fo:color="#3333ff"/>
    </style:style>
    <style:style style:name="T75" style:family="text">
      <style:text-properties fo:color="#3333ff" fo:font-size="12pt" style:font-name-asian="ArialMT" style:font-size-asian="12pt" style:font-name-complex="ArialMT" style:font-size-complex="12pt"/>
    </style:style>
    <style:style style:name="T76" style:family="text">
      <style:text-properties officeooo:rsid="0035fce8"/>
    </style:style>
    <style:style style:name="T77" style:family="text">
      <style:text-properties fo:color="#ff0000" style:font-name="Liberation Sans1" fo:font-size="12pt" fo:language="zxx" fo:country="none" fo:font-style="normal" fo:font-weight="normal" officeooo:rsid="002c48f2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78" style:family="text">
      <style:text-properties fo:color="#ff0000" style:font-name="Liberation Sans1" fo:font-size="12pt" fo:language="zxx" fo:country="none" fo:font-style="normal" fo:font-weight="normal" officeooo:rsid="002c48f2" fo:background-color="#ffff00" loext:char-shading-value="0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79" style:family="text">
      <style:text-properties officeooo:rsid="003d1b86"/>
    </style:style>
    <style:style style:name="T80" style:family="text">
      <style:text-properties fo:color="#000084"/>
    </style:style>
    <style:style style:name="T81" style:family="text">
      <style:text-properties fo:color="#000084" fo:font-size="12pt" style:font-name-asian="ArialMT" style:font-size-asian="12pt" style:font-name-complex="ArialMT" style:font-size-complex="12pt"/>
    </style:style>
    <style:style style:name="T82" style:family="text">
      <style:text-properties fo:color="#000084" fo:font-size="12pt" officeooo:rsid="00420188" style:font-name-asian="ArialMT" style:font-size-asian="12pt" style:font-name-complex="ArialMT" style:font-size-complex="12pt"/>
    </style:style>
    <style:style style:name="T83" style:family="text">
      <style:text-properties fo:color="#000084" fo:font-size="12pt" officeooo:rsid="001ebc3e" style:font-name-asian="ArialMT" style:font-size-asian="12pt" style:font-name-complex="ArialMT" style:font-size-complex="12pt"/>
    </style:style>
    <style:style style:name="T84" style:family="text">
      <style:text-properties fo:color="#000084" fo:font-size="12pt" officeooo:rsid="006ed8c6" style:font-name-asian="ArialMT" style:font-size-asian="12pt" style:font-name-complex="ArialMT" style:font-size-complex="12pt"/>
    </style:style>
    <style:style style:name="T85" style:family="text">
      <style:text-properties fo:color="#000084" fo:font-size="12pt" fo:font-weight="normal" style:font-size-asian="12pt" style:font-weight-asian="normal" style:font-size-complex="12pt" style:font-weight-complex="normal"/>
    </style:style>
    <style:style style:name="T86" style:family="text">
      <style:text-properties fo:color="#000084" fo:font-size="12pt" fo:font-weight="normal" officeooo:rsid="00420188" style:font-size-asian="12pt" style:font-weight-asian="normal" style:font-size-complex="12pt" style:font-weight-complex="normal"/>
    </style:style>
    <style:style style:name="T87" style:family="text">
      <style:text-properties fo:color="#000084" fo:font-size="12pt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88" style:family="text">
      <style:text-properties fo:color="#000084" fo:font-size="12pt" fo:language="zxx" fo:country="none" fo:font-style="normal" style:font-name-asian="Verdana" style:font-size-asian="12pt" style:font-style-asian="normal" style:font-name-complex="Verdana" style:font-size-complex="12pt" style:font-style-complex="normal"/>
    </style:style>
    <style:style style:name="T89" style:family="text">
      <style:text-properties fo:color="#000084"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90" style:family="text">
      <style:text-properties fo:color="#000084" style:font-name="Liberation Sans1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91" style:family="text">
      <style:text-properties fo:color="#000084" style:font-name="Liberation Sans1" fo:font-size="12pt" fo:font-weight="normal" officeooo:rsid="0047cdd2" style:font-name-asian="Arial-BoldMT" style:font-size-asian="12pt" style:font-weight-asian="normal" style:font-name-complex="Arial-BoldMT" style:font-size-complex="12pt" style:font-weight-complex="normal"/>
    </style:style>
    <style:style style:name="T92" style:family="text">
      <style:text-properties fo:color="#000084" style:font-name="Liberation Sans1" fo:font-size="12pt" fo:font-weight="normal" officeooo:rsid="00749513" style:font-name-asian="Arial-BoldMT" style:font-size-asian="12pt" style:font-weight-asian="normal" style:font-name-complex="Arial-BoldMT" style:font-size-complex="12pt" style:font-weight-complex="normal"/>
    </style:style>
    <style:style style:name="T93" style:family="text">
      <style:text-properties fo:color="#000084" style:font-name="Liberation Sans1" fo:font-size="12pt" officeooo:rsid="006de380" style:font-name-asian="ArialMT" style:font-size-asian="12pt" style:font-name-complex="ArialMT" style:font-size-complex="12pt"/>
    </style:style>
    <style:style style:name="T94" style:family="text">
      <style:text-properties fo:color="#000084" officeooo:rsid="00420188"/>
    </style:style>
    <style:style style:name="T95" style:family="text">
      <style:text-properties fo:color="#000084" officeooo:rsid="002152b4"/>
    </style:style>
    <style:style style:name="T96" style:family="text">
      <style:text-properties fo:color="#000084" fo:language="zxx" fo:country="none" style:font-name-asian="Verdana" style:font-name-complex="Verdana"/>
    </style:style>
    <style:style style:name="T97" style:family="text">
      <style:text-properties fo:color="#000084" fo:language="zxx" fo:country="none" style:font-name-asian="LMRoman10-Regular" style:font-name-complex="LMRoman10-Regular"/>
    </style:style>
    <style:style style:name="T98" style:family="text">
      <style:text-properties officeooo:rsid="0052e6eb"/>
    </style:style>
    <style:style style:name="T99" style:family="text">
      <style:text-properties officeooo:rsid="0018e5b2"/>
    </style:style>
    <style:style style:name="T100" style:family="text">
      <style:text-properties style:font-name="Liberation Sans" fo:font-size="10pt" officeooo:rsid="00591017" style:font-size-asian="10pt" style:font-size-complex="10pt"/>
    </style:style>
    <style:style style:name="T101" style:family="text">
      <style:text-properties officeooo:rsid="00595aae"/>
    </style:style>
    <style:style style:name="T102" style:family="text">
      <style:text-properties officeooo:rsid="006ed8c6"/>
    </style:style>
    <style:style style:name="T103" style:family="text">
      <style:text-properties officeooo:rsid="0076185d"/>
    </style:style>
    <style:style style:name="T104" style:family="text">
      <style:text-properties officeooo:rsid="007c587c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font-name="Liberation Sans1" style:font-name-asian="Arial-BoldMT" style:font-size-asian="12pt" style:font-name-complex="Arial-BoldM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8" style:family="text">
      <style:text-properties style:font-name-asian="ArialMT" style:font-size-asian="12pt" style:font-name-complex="ArialMT"/>
    </style:style>
    <style:style style:name="T109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7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7pt" style:language-asian="zh" style:country-asian="CN" style:font-style-asian="normal" style:font-weight-asian="bold" style:font-name-complex="Lohit Hindi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1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3pt" style:language-asian="zh" style:country-asian="CN" style:font-style-asian="normal" style:font-weight-asian="bold" style:font-name-complex="Lohit Hindi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9pt" style:language-asian="zh" style:country-asian="CN" style:font-style-asian="normal" style:font-weight-asian="bold" style:font-name-complex="Lohit Hind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bold" style:font-name-complex="Lohit Hind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32pt" style:language-asian="zh" style:country-asian="CN" style:font-style-asian="normal" style:font-weight-asian="bold" style:font-name-complex="Lohit Hind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fill-color="#000084" draw:textarea-horizontal-align="justify" draw:textarea-vertical-align="top" draw:auto-grow-height="false" fo:min-height="4.262cm" fo:min-width="18.133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84" draw:textarea-horizontal-align="justify" draw:textarea-vertical-align="top" draw:auto-grow-height="false" fo:min-height="6.024cm" fo:min-width="18.133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34007026544" text:id="ct94234007026544">
          <text:insertion>
            <office:change-info>
              <dc:creator>Auteur inconnu</dc:creator>
              <dc:date>2022-09-06T16:14:06</dc:date>
            </office:change-info>
          </text:insertion>
        </text:changed-region>
        <text:changed-region xml:id="ct94234014581040" text:id="ct94234014581040">
          <text:insertion>
            <office:change-info>
              <dc:creator>Auteur inconnu</dc:creator>
              <dc:date>2022-09-06T16:12:10</dc:date>
            </office:change-info>
          </text:insertion>
        </text:changed-region>
        <text:changed-region xml:id="ct94234014710496" text:id="ct94234014710496">
          <text:insertion>
            <office:change-info>
              <dc:creator>Auteur inconnu</dc:creator>
              <dc:date>2022-09-06T16:15: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-1.914cm" svg:y="-1.141cm" svg:width="2.275cm" svg:height="0.794cm" draw:z-index="0"><draw:image xlink:href="Pictures/10000000000000560000001EF14CC445A2B13ADD.png" xlink:type="simple" xlink:show="embed" xlink:actuate="onLoad" loext:mime-type="image/png"/></draw:frame><text:span text:style-name="T104">­</text:span>Analyse d<text:span text:style-name="T98">u contenu de deux</text:span> CV</text:p>
      <text:p text:style-name="P37">Vous trouverez ci-dessous deux CV concernant la même personne mais différents au niveau du contenu, voire de la présentation.</text:p>
      <text:h text:style-name="P42" text:outline-level="1">Consignes</text:h>
      <text:list xml:id="list3611743469" text:style-name="L1">
        <text:list-item>
          <text:p text:style-name="P52"><text:span text:style-name="T34">Un seul convient </text:span><text:span text:style-name="T36">malgré quelques problèmes</text:span> ; lequel ?<text:note text:id="ftn1" text:note-class="footnote"><text:note-citation>1</text:note-citation><text:note-body><text:p text:style-name="P2"><text:span text:style-name="T99">Pour les comparer aisément sans avoir besoin de scroller, choisissez « affichage livre ».<text:line-break/>Pour éviter </text:span><text:span text:style-name="T98">que les espaces et les lignes non imprimables ne gênent votre première vision des CV, commencez par les </text:span><text:span text:style-name="T100">visualiser</text:span><text:span text:style-name="T98"> grâce à un aperçu.</text:span></text:p></text:note-body></text:note></text:p>
        </text:list-item>
        <text:list-item>
          <text:p text:style-name="P44"><text:span text:style-name="T34">Annotez le mauvais sur ordinateur</text:span> <text:span text:style-name="T38">(pour ajouter un commentaire, placez votre curseur à l’endroit désiré et tapez le raccourci Ctrl+Alt+c</text:span><text:span text:style-name="T38"><text:note text:id="ftn2" text:note-class="footnote"><text:note-citation>2</text:note-citation><text:note-body><text:p text:style-name="P1">Autrement, cliquez sur le menu « Insertion » puis sur « Commentaire ».</text:p></text:note-body></text:note></text:span><text:span text:style-name="T38">)</text:span><text:span text:style-name="T34"> :</text:span></text:p>
        </text:list-item>
      </text:list>
      <text:list xml:id="list985177922" text:style-name="L2">
        <text:list-item>
          <text:list>
            <text:list-item>
              <text:p text:style-name="P45">en ce qui concerne le contenu<text:span text:style-name="T38">, expliquez pourquoi tel ou tel point, présent ou absent ou mis à un autre emplacement ou formulé autrement, ne convient pas – </text:span><text:span text:style-name="T41">il y a plus de quinze commentaires à faire </text:span><text:span text:style-name="T38">;</text:span></text:p>
            </text:list-item>
            <text:list-item>
              <text:p text:style-name="P53"><text:span text:style-name="T30">e</text:span><text:span text:style-name="T20">n ce qui concerne la forme</text:span><text:span text:style-name="T21">, expliquez les </text:span><text:span text:style-name="T22">cinq</text:span><text:span text:style-name="T23"> à </text:span><text:span text:style-name="T22">sept</text:span><text:span text:style-name="T21"> différences qui existent et pourquoi c’est moins </text:span><text:span text:style-name="T24">bien présenté</text:span><text:span text:style-name="T21"> – </text:span><text:span text:style-name="T25">même si </text:span><text:span text:style-name="T77">dans les deux cas la présentation est volontairement basique et </text:span><text:span text:style-name="T78">serait à travailler si l’on souhaitait envoyer le bon CV pour postuler</text:span><text:span text:style-name="T77">.</text:span></text:p>
            </text:list-item>
          </text:list>
        </text:list-item>
        <text:list-item>
          <text:p text:style-name="P46"><text:span text:style-name="T52">Lors de la correction, prenez des notes</text:span><text:span text:style-name="T50">, car vos commentaires constitueront l’essentiel du cours.</text:span></text:p>
        </text:list-item>
      </text:list>
      <text:p text:style-name="Standard"><text:span text:style-name="T50"/></text:p>
      <text:p text:style-name="Standard"><text:span text:style-name="T50"/></text:p>
      <text:p text:style-name="Standard"><text:span text:style-name="T50"/></text:p>
      <text:p text:style-name="P47"><text:span text:style-name="T50">Correction:</text:span></text:p>
      <text:p text:style-name="P47"><text:span text:style-name="T50"/></text:p>
      <text:p text:style-name="P47"><text:span text:style-name="T50">- </text:span><text:span text:style-name="T55">Ne pas indiquer "étudiant"</text:span></text:p>
      <text:p text:style-name="P47"><text:span text:style-name="T55">- Mettre adresse professionnelle</text:span></text:p>
      <text:p text:style-name="P47"><text:span text:style-name="T55">- </text:span><text:span text:style-name="T56">Indiquer lien GitHub</text:span></text:p>
      <text:p text:style-name="P47"><text:span text:style-name="T56"/></text:p>
      <text:p text:style-name="P49"><text:span text:style-name="T50">Forme:</text:span></text:p>
      <text:p text:style-name="P49"><text:span text:style-name="T50">Commencer par la formation, puis les competences</text:span></text:p>
      <text:p text:style-name="P31"/>
      <text:p text:style-name="P32"><draw:custom-shape text:anchor-type="paragraph" draw:z-index="1" draw:name="Forme1" draw:style-name="gr2" draw:text-style-name="P61" svg:width="18.134cm" svg:height="6.024cm" svg:x="-0.065cm" svg:y="-0.026cm"><text:p text:style-name="P59"><text:span text:style-name="T114">CURRICULUM VITAE</text:span></text:p><text:p text:style-name="P58"><text:span text:style-name="T111">Pierre Martin</text:span></text:p><text:p text:style-name="P58"><text:span text:style-name="T111">23/01/2003</text:span></text:p><text:p text:style-name="P58"><text:span text:style-name="T111">5 rue des champs</text:span></text:p><text:p text:style-name="P58"><text:span text:style-name="T111">25 370 MÉTABIEF</text:span></text:p><text:p text:style-name="P58"><text:span text:style-name="T111">Tel fixe : 03 81 00 00 00</text:span></text:p><text:p text:style-name="P58"><text:span text:style-name="T111">Portable : 06 00 00 00 00</text:span></text:p><text:p text:style-name="P58"><text:span text:style-name="T111"><text:a xlink:href="mailto:pierre25@gmail.com" xlink:type="simple">pierre25@gmail.com</text:a></text:span></text:p><text:p text:style-name="P58"><text:span text:style-name="T115"/></text:p><text:p text:style-name="P59"><text:span text:style-name="T113">ÉTUDIANT RECHERCHE UN STAGE</text:span></text:p><draw:enhanced-geometry svg:viewBox="0 0 21600 21600" draw:type="rectangle" draw:enhanced-path="M 0 0 L 21600 0 21600 21600 0 21600 0 0 Z N"/></draw:custom-shape><office:annotation office:name="__Annotation__580_3936894334" loext:resolved="false"><dc:creator>Auteur inconnu</dc:creator><dc:date>2022-09-06T16:16:48.194117843</dc:date><text:p text:style-name="P57"><text:span text:style-name="T107">- Assez lourd, essayer d’aérer le contenu</text:span></text:p><text:p text:style-name="P57"><text:span text:style-name="T107">- Stage pour quel métier ?</text:span></text:p><text:p text:style-name="P57"><text:span text:style-name="T107">- Adresse mail pas professionnelle</text:span></text:p></office:annotatio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office:annotation-end office:name="__Annotation__580_3936894334"/></text:p>
      <text:h text:style-name="P43" text:outline-level="2">EXPÉRIENCES <text:span text:style-name="T42">PROFESSIONNELLES</text:span></text:h>
      <text:p text:style-name="P19"><text:span text:style-name="T106"><office:annotation office:name="__Annotation__599_3936894334" loext:resolved="false"><dc:creator>Auteur inconnu</dc:creator><dc:date>2022-09-06T16:27:20.264658363</dc:date><text:p text:style-name="P57"><text:span text:style-name="T107">Peu de détails sur les expériences professionelles</text:span></text:p></office:annotation></text:span><text:span text:style-name="T90">Juillet 20</text:span><text:span text:style-name="T91">2</text:span><text:span text:style-name="T92">2</text:span><text:span text:style-name="T90"> : </text:span><text:span text:style-name="T19">Employé au Syndicat Mixte du Mont d’Or à Métabief</text:span><office:annotation-end office:name="__Annotation__599_3936894334"/></text:p>
      <text:p text:style-name="P10"><text:span text:style-name="T108"><office:annotation office:name="__Annotation__578_3936894334" loext:resolved="false"><dc:creator>Auteur inconnu</dc:creator><dc:date>2022-09-06T16:14:06.659972066</dc:date><text:p text:style-name="P57"><text:span text:style-name="T107">- Répétition</text:span></text:p></office:annotation></text:span><text:span text:style-name="T81">Juillet/Août 20</text:span><text:span text:style-name="T84">21</text:span><text:span text:style-name="T81"> :</text:span><text:span text:style-name="T1"> Surveillant au site de dépôt de déchets verts pour la mairie de Métabief</text:span></text:p>
      <text:p text:style-name="P11"><text:span text:style-name="T81">Juillet/Août 202</text:span><text:span text:style-name="T82">0</text:span><text:span text:style-name="T81"> : </text:span><text:span text:style-name="T1">Surveillant au site de dépôt de déchets verts pour la mairie de Métabief</text:span><text:change-start text:change-id="ct94234007026544"/><office:annotation-end office:name="__Annotation__578_3936894334"/><text:change-end text:change-id="ct94234007026544"/></text:p>
      <text:p text:style-name="P11"><text:span text:style-name="T85">Juillet/Août 201</text:span><text:span text:style-name="T86">9</text:span><text:span text:style-name="T85"> : </text:span><text:span text:style-name="T3">Ouvrier agricole à Draguignan (83)</text:span></text:p>
      <text:p text:style-name="P8"/>
      <text:h text:style-name="Heading_20_2" text:outline-level="2">FORMATION<text:span text:style-name="T42">S</text:span></text:h>
      <text:p text:style-name="P18"><text:span text:style-name="T80">201</text:span><text:span text:style-name="T94">9</text:span><text:span text:style-name="T80">/</text:span><text:span text:style-name="T95">2</text:span><text:span text:style-name="T80">02</text:span><text:span text:style-name="T94">0</text:span><text:span text:style-name="T80"> :</text:span><text:span text:style-name="T74"> </text:span><text:span text:style-name="T7">Collège André Malraux, Pontarlier (25) : brevet des collèges</text:span></text:p>
      <text:p text:style-name="P12"><text:span text:style-name="T81">202</text:span><text:span text:style-name="T82">0</text:span><text:span text:style-name="T81">/202</text:span><text:span text:style-name="T82">1</text:span><text:span text:style-name="T81"> :</text:span><text:span text:style-name="T75"> </text:span><text:span text:style-name="T1">Lycée Victor Hugo, Besançon (25) : bac scientifique spécialité maths option </text:span><text:span text:style-name="T2">SVT</text:span></text:p>
      <text:p text:style-name="P13"><text:span text:style-name="T49"><office:annotation office:name="__Annotation__596_3936894334" loext:resolved="false"><dc:creator>Auteur inconnu</dc:creator><dc:date>2022-09-06T16:18:25.638138090</dc:date><text:p text:style-name="P57"><text:span text:style-name="T107">- Peu de détails sur le dut</text:span></text:p><text:p text:style-name="P57"><text:span text:style-name="T107">- Quels parcours ? Première année</text:span></text:p></office:annotation></text:span><text:span text:style-name="T81">20</text:span><text:span text:style-name="T83">2</text:span><text:span text:style-name="T82">2</text:span><text:span text:style-name="T81">/20</text:span><text:span text:style-name="T82">23</text:span><text:span text:style-name="T81"> : </text:span><text:span text:style-name="T1">IUT de Belfort : 2e</text:span><text:span text:style-name="T6"> </text:span><text:span text:style-name="T1">année en DUT Informatique</text:span><office:annotation-end office:name="__Annotation__596_3936894334"/></text:p>
      <text:p text:style-name="P5"/>
      <text:h text:style-name="Heading_20_2" text:outline-level="2">PROJETS SCOLAIRES</text:h>
      <text:p text:style-name="P48"><text:span text:style-name="T93">2021-2022 </text:span><text:span text:style-name="T26">: Réalisation de projets seul et en groupe (création d’applications/sites)</text:span><text:change-start text:change-id="ct94234014581040"/><text:span text:style-name="T26"><office:annotation><dc:creator>Auteur inconnu</dc:creator><dc:date>2022-09-06T16:12:10.290798118</dc:date><text:p text:style-name="P57"><text:span text:style-name="T107">- Trop vague</text:span></text:p></office:annotation></text:span><text:change-end text:change-id="ct94234014581040"/></text:p>
      <text:p text:style-name="P5"/>
      <text:h text:style-name="Heading_20_2" text:outline-level="2"><text:span text:style-name="T43">LANGUE</text:span><text:span text:style-name="T44">S</text:span></text:h>
      <text:p text:style-name="P8"><office:annotation office:name="__Annotation__579_3936894334" loext:resolved="false"><dc:creator>Auteur inconnu</dc:creator><dc:date>2022-09-06T16:15:02.878775539</dc:date><text:p text:style-name="P57"><text:span text:style-name="T107">Ne dit pas grand-chose sur son niveau</text:span></text:p></office:annotation>Anglais : niveau bac</text:p>
      <text:p text:style-name="P4">Allemand : notions<text:change-start text:change-id="ct94234014710496"/><office:annotation-end office:name="__Annotation__579_3936894334"/><text:change-end text:change-id="ct94234014710496"/></text:p>
      <text:p text:style-name="P4"/>
      <text:h text:style-name="Heading_20_2" text:outline-level="2"><office:annotation office:name="__Annotation__598_3936894334" loext:resolved="false"><dc:creator>Auteur inconnu</dc:creator><dc:date>2022-09-06T16:20:40.760551830</dc:date><text:p text:style-name="P57"><text:span text:style-name="T107">- Ne signifie rien</text:span></text:p></office:annotation>DIVERS<office:annotation-end office:name="__Annotation__598_3936894334"/></text:h>
      <text:p text:style-name="P4"><office:annotation office:name="__Annotation__597_3936894334" loext:resolved="false"><dc:creator>Auteur inconnu</dc:creator><dc:date>2022-09-06T16:20:06.126471259</dc:date><text:p text:style-name="P57"><text:span text:style-name="T107">- On s’en fout des détails pour le snowboard</text:span></text:p><text:p text:style-name="P57"><text:span text:style-name="T107">- Lecture de ?</text:span></text:p><text:p text:style-name="P57"><text:span text:style-name="T107">- Quel permis ?</text:span></text:p></office:annotation>Snowboard tous les hivers à la station de ski de Métabief</text:p>
      <text:p text:style-name="P4">Lecture</text:p>
      <text:p text:style-name="P6">Randonnées</text:p>
      <text:p text:style-name="P7">Permis<office:annotation-end office:name="__Annotation__597_3936894334"/></text:p>
      <text:p text:style-name="P30"><draw:custom-shape text:anchor-type="paragraph" draw:z-index="2" draw:name="Forme1_0" draw:style-name="gr1" draw:text-style-name="P60" svg:width="18.134cm" svg:height="4.262cm" svg:x="-0.065cm" svg:y="-0.026cm"><text:p text:style-name="P58"><text:span text:style-name="T109"/></text:p><text:p text:style-name="P58"><text:span text:style-name="T110">Pierre MARTIN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1">5 rue des Champs</text:span></text:p><text:p text:style-name="P58"><text:span text:style-name="T111">23/01/2003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25 370 Métabief</text:span></text:p><text:p text:style-name="P58"><text:span text:style-name="T111">Permis B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03 81 00 00 00</text:span></text:p><text:p text:style-name="P58"><text:span text:style-name="T111">Véhicule personnel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06 00 00 00 00</text:span></text:p><text:p text:style-name="P58"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a xlink:href="mailto:pierre.martin5@univ-fcomte.fr" xlink:type="simple">pierre.martin5@univ-fcomte.fr</text:a></text:span></text:p><text:p text:style-name="P58"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https://github.com/PMartin5</text:span></text:p><text:p text:style-name="P58"><text:span text:style-name="T112"/></text:p><text:p text:style-name="P59"><text:span text:style-name="T113">RECHERCHE UN STAGE D’ANALYSTE-PROGRAMMEUR</text:span></text:p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/>
      <text:p text:style-name="P15"/>
      <text:p text:style-name="P15"/>
      <text:p text:style-name="P14"/>
      <text:h text:style-name="Heading_20_2" text:outline-level="2">FORMATION</text:h>
      <table:table table:name="Tableau1" table:style-name="Tableau1">
        <table:table-column table:style-name="Tableau1.A"/>
        <table:table-column table:style-name="Tableau1.B"/>
        <table:table-row table:style-name="TableLine94233969200592">
          <table:table-cell table:style-name="Tableau1.A1" office:value-type="string">
            <text:p text:style-name="P29">202<text:span text:style-name="T72">1</text:span>/202<text:span text:style-name="T72">3</text:span></text:p>
            <text:p text:style-name="P28"/>
            <text:p text:style-name="P28"/>
            <text:p text:style-name="Text_20_body"/>
            <text:p text:style-name="P29">202<text:span text:style-name="T72">1</text:span></text:p>
          </table:table-cell>
          <table:table-cell table:style-name="Tableau1.A1" office:value-type="string">
            <text:p text:style-name="P26">Préparation d’<text:span text:style-name="T79">un</text:span><text:span text:style-name="T39"> </text:span><text:span text:style-name="T35">DUT</text:span><text:span text:style-name="T34"> informatique </text:span><text:span text:style-name="T40">(Diplôme Universitaire de Technologie) </text:span><text:span text:style-name="T38">–</text:span> IUT de Belfort (Territoire de Belfort) – première année validée</text:p>
            <text:p text:style-name="Text_20_body">Algorithmique et programmation ; architecture, systèmes et réseaux ; outils et modèles du génie logiciel</text:p>
            <text:p text:style-name="P27"><text:span text:style-name="T34">Baccalauréat Scientifique </text:span>spécialité mathématiques, option sciences de la vie et de la terre</text:p>
          </table:table-cell>
        </table:table-row>
      </table:table>
      <text:h text:style-name="Heading_20_2" text:outline-level="2">COMPÉTENCES INFORMATIQUES</text:h>
      <text:p text:style-name="Quotations"><text:span text:style-name="T96">Langages</text:span><text:span text:style-name="T73"> </text:span><text:span text:style-name="T50"><text:tab/><text:tab/></text:span><text:span text:style-name="T8">C, Python, Java, </text:span><text:span text:style-name="T9">Java</text:span><text:span text:style-name="T33">S</text:span><text:span text:style-name="T9">cr</text:span><text:span text:style-name="T10">i</text:span><text:span text:style-name="T9">pt, </text:span><text:span text:style-name="T8">HTML, PHP, CSS</text:span></text:p>
      <text:p text:style-name="Quotations"><text:span text:style-name="T97">Analyse</text:span><text:span text:style-name="T8"> <text:tab/><text:tab/>Merise, </text:span><text:span text:style-name="T10">UML</text:span></text:p>
      <text:p text:style-name="Quotations"><text:span text:style-name="T87">Base de données</text:span><text:span text:style-name="T14"><text:tab/></text:span><text:span text:style-name="T15">MySQL</text:span></text:p>
      <text:p text:style-name="P38"><text:span text:style-name="Strong_20_Emphasis"><text:span text:style-name="T62">Framework<text:tab/><text:tab/></text:span></text:span><text:span text:style-name="Strong_20_Emphasis"><text:span text:style-name="T59">Symfony</text:span></text:span></text:p>
      <text:p text:style-name="Quotations"><text:span text:style-name="Strong_20_Emphasis"><text:span text:style-name="T61">Système</text:span></text:span><text:span text:style-name="Strong_20_Emphasis"><text:span text:style-name="T57"> <text:tab/><text:tab/></text:span></text:span><text:span text:style-name="Strong_20_Emphasis"><text:span text:style-name="T58">GNU/Linux</text:span></text:span></text:p>
      <text:p text:style-name="Quotations"><text:span text:style-name="T88">Logiciels</text:span><text:span text:style-name="T4"> <text:tab/><text:tab/>Photoshop, Notepad++, suite Office…</text:span></text:p>
      <text:p text:style-name="Quotations"><text:span text:style-name="T89">Savoir-faire</text:span><text:span text:style-name="T4"><text:tab/><text:tab/></text:span><text:span text:style-name="T5">Analyse d'un cahier des charges, application des procédures de tests</text:span></text:p>
      <text:h text:style-name="Heading_20_2" text:outline-level="2">LANGUE</text:h>
      <text:p text:style-name="Quotations"><text:span text:style-name="T63">Anglais technique</text:span><text:span text:style-name="T64"> (informatique) : </text:span><text:span text:style-name="T32">niveau expérimenté</text:span><text:span text:style-name="T34"> </text:span><text:span text:style-name="T37">(C1)</text:span></text:p>
      <text:h text:style-name="Heading_20_2" text:outline-level="2">EXPÉRIENCES</text:h>
      <table:table table:name="Tableau2" table:style-name="Tableau2">
        <table:table-column table:style-name="Tableau2.A"/>
        <table:table-column table:style-name="Tableau2.B"/>
        <table:table-row table:style-name="TableLine94233968933632">
          <table:table-cell table:style-name="Tableau2.A1" office:value-type="string">
            <text:p text:style-name="P22">202<text:span text:style-name="T102">2</text:span>/202<text:span text:style-name="T102">3</text:span></text:p>
            <text:p text:style-name="P22">octobre à mars</text:p>
            <text:p text:style-name="P36"/>
            <text:p text:style-name="P23">202<text:span text:style-name="T102">2</text:span></text:p>
            <text:p text:style-name="P21">juillet et août</text:p>
            <text:p text:style-name="P35"/>
            <text:p text:style-name="P33"><text:span text:style-name="T76">Mai </text:span>202<text:span text:style-name="T72">1</text:span></text:p>
            <text:p text:style-name="P34">Mars 2021</text:p>
            <text:p text:style-name="P24"><text:span text:style-name="T65">202</text:span><text:span text:style-name="T66">0</text:span><text:span text:style-name="T65"> et 201</text:span><text:span text:style-name="T66">9</text:span></text:p>
            <text:p text:style-name="P33">juillet et août</text:p>
            <text:p text:style-name="P22">Juillet 201<text:span text:style-name="T72">9</text:span></text:p>
          </table:table-cell>
          <table:table-cell table:style-name="Tableau2.A1" office:value-type="string">
            <text:p text:style-name="P17"><text:span text:style-name="Strong_20_Emphasis"><text:span text:style-name="T60">C</text:span></text:span><text:span text:style-name="T16">réation d’un</text:span><text:a xlink:type="simple" xlink:href="https://github.com/" text:style-name="Internet_20_link" text:visited-style-name="Visited_20_Internet_20_Link"> logiciel de détection de plagiat</text:a><text:a xlink:type="simple" xlink:href="https://github.com/" text:style-name="Internet_20_link" text:visited-style-name="Visited_20_Internet_20_Link"><text:span text:style-name="T17">, «</text:span></text:a><text:a xlink:type="simple" xlink:href="https://github.com/" text:style-name="Internet_20_link" text:visited-style-name="Visited_20_Internet_20_Link"><text:span text:style-name="T18"> Xana </text:span></text:a><text:a xlink:type="simple" xlink:href="https://github.com/" text:style-name="Internet_20_link" text:visited-style-name="Visited_20_Internet_20_Link">»</text:a><text:span text:style-name="T17">, Belfort</text:span></text:p>
            <text:list xml:id="list3518422594" text:style-name="L3">
              <text:list-item>
                <text:p text:style-name="P50">Langages utilisés : Python ; HTML ; CSS ; JavaScript</text:p>
              </text:list-item>
              <text:list-item>
                <text:p text:style-name="P54">Projet <text:span text:style-name="T68">à l’IUT dans un </text:span>groupe de huit étudiants</text:p>
              </text:list-item>
            </text:list>
            <text:p text:style-name="P16"><text:span text:style-name="T11">Employé au syndicat Mixte du Mont d’Or</text:span><text:span text:style-name="T12">, Métabief </text:span><text:span text:style-name="T13">(Doubs)</text:span></text:p>
            <text:list xml:id="list1034493052" text:style-name="L4">
              <text:list-item>
                <text:p text:style-name="P51">Accueil des visiteurs</text:p>
              </text:list-item>
              <text:list-item>
                <text:p text:style-name="P55">Classement de documents…</text:p>
              </text:list-item>
            </text:list>
            <text:p text:style-name="P40"><text:span text:style-name="T53">Créa</text:span><text:span text:style-name="T54">t</text:span><text:span text:style-name="T53">ion d’une</text:span><text:span text:style-name="T69"> </text:span><text:span text:style-name="T52">interface graphique</text:span><text:span text:style-name="T50"> avec horloge et calendrier en C++</text:span></text:p>
            <text:p text:style-name="P41"><text:span text:style-name="T53">Création d’un j</text:span><text:span text:style-name="T34">eu</text:span> de labyrinthe avec Python</text:p>
            <text:p text:style-name="P39"><text:span text:style-name="T34">Surveillant au site de dépôt de déchets verts</text:span><text:span text:style-name="T70">, </text:span><text:span text:style-name="T71">mairie de Métabief</text:span></text:p>
            <text:p text:style-name="P25"><text:span text:style-name="T27">Ouvrier agricole</text:span><text:span text:style-name="T29">, « La Ferme du Haut », </text:span><text:span text:style-name="T28">Draguignan (Var)</text:span></text:p>
          </table:table-cell>
        </table:table-row>
      </table:table>
      <text:h text:style-name="Heading_20_2" text:outline-level="2">CENTRES D’INTÉRÊT</text:h>
      <text:p text:style-name="Quotations"><text:span text:style-name="T67">·</text:span><text:span text:style-name="T51"> </text:span><text:span text:style-name="T45">Veille informatique (Korben, </text:span><text:span text:style-name="T48">Le j</text:span><text:span text:style-name="T45">ournal du geek, </text:span><text:span text:style-name="T46">alsacreation</text:span><text:span text:style-name="T47">s</text:span><text:span text:style-name="T45">, </text:span><office:annotation office:name="__Annotation__3963_1364134064" loext:resolved="false"><dc:creator>Auteur inconnu</dc:creator><dc:date>2021-10-24T16:36:23.556668164</dc:date><text:p text:style-name="P56"><text:span text:style-name="T105">Site peu intéressant dans un CV car il ne propose pas d’analyse ou trop peu (idem pour des sites comme Frandroïd ou Les Numériques)</text:span></text:p></office:annotation><text:span text:style-name="T46">Tech2Tech</text:span><office:annotation-end office:name="__Annotation__3963_1364134064"/><text:span text:style-name="T45">…)</text:span></text:p>
      <text:p text:style-name="Quotations"><text:span text:style-name="T67">·</text:span><text:span text:style-name="T51"> </text:span><text:span text:style-name="T49">Snowboard depuis 201</text:span><text:span text:style-name="T31">4</text:span></text:p>
      <text:p text:style-name="Quotations"><text:span text:style-name="T67">·</text:span><text:span text:style-name="T51"> </text:span>Ran<text:span text:style-name="T103">données en groupe en</text:span> montagn<text:span text:style-name="T103">e</text:span></text:p>
      <text:p text:style-name="P9"><text:span text:style-name="T67">·</text:span><text:span text:style-name="T51"> </text:span>Littérature d’anticipation (Huxley, Orwell, Barjavel, <text:span text:style-name="T101">Heinlein, Damasio</text:span>…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-BoldMT" svg:font-family="Arial-BoldMT"/>
    <style:font-face style:name="LMRoman10-Regular" svg:font-family="LMRoman10-Regular"/>
    <style:font-face style:name="Lohit Hindi1" svg:font-family="'Lohit Hindi'"/>
    <style:font-face style:name="OpenSymbol" svg:font-family="OpenSymbol"/>
    <style:font-face style:name="Wingdings-Regular" svg:font-family="Wingdings-Regular"/>
    <style:font-face style:name="ArialMT" svg:font-family="ArialMT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/>
      <style:text-properties fo:color="#000000" style:font-name="Liberation Sans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cm" fo:margin-right="0cm" fo:margin-top="0cm" fo:margin-bottom="0.049cm" loext:contextual-spacing="false" fo:text-align="justify" style:justify-single-word="false" fo:text-indent="0cm" style:auto-text-indent="false"/>
      <style:text-properties fo:color="#000000" style:font-name="Liberation Sans" fo:font-family="'Liberation Sans'" style:font-style-name="Normal" style:font-family-generic="swiss" style:font-pitch="variable" fo:font-weight="normal" style:font-size-asian="10.5pt"/>
    </style:style>
    <style:style style:name="Title" style:family="paragraph" style:parent-style-name="Heading" style:next-style-name="Text_20_body" style:class="chapter">
      <style:paragraph-properties fo:margin-top="0cm" fo:margin-bottom="0.409cm" loext:contextual-spacing="false" fo:text-align="center" style:justify-single-word="false"/>
      <style:text-properties fo:color="#000058" style:font-name="Liberation Sans2" fo:font-family="'Liberation Sans'" style:font-style-name="Gras" style:font-family-generic="swiss" style:font-pitch="variable"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109cm" loext:contextual-spacing="false"/>
      <style:text-properties fo:color="#000058" style:font-name="Liberation Sans2" fo:font-family="'Liberation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9cm" fo:margin-bottom="0.109cm" loext:contextual-spacing="false" fo:padding="0.049cm" fo:border-left="none" fo:border-right="none" fo:border-top="none" fo:border-bottom="1.05pt solid #000084"/>
      <style:text-properties fo:color="#000084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style:font-name="Liberation Sans" fo:font-family="'Liberation Sans'" style:font-style-name="Normal" style:font-family-generic="swiss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35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9-01T10:09:31.593887060</meta:creation-date>
    <dc:date>2022-09-06T17:00:51.879891257</dc:date>
    <meta:editing-duration>PT11H13M15S</meta:editing-duration>
    <meta:editing-cycles>95</meta:editing-cycles>
    <meta:generator>LibreOffice/6.4.7.2$Linux_X86_64 LibreOffice_project/40$Build-2</meta:generator>
    <meta:document-statistic meta:table-count="2" meta:image-count="1" meta:object-count="0" meta:page-count="4" meta:paragraph-count="77" meta:word-count="589" meta:character-count="3713" meta:non-whitespace-character-count="3196"/>
  </office:meta>
</office:document-meta>
</file>